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orts" style:family="table">
      <style:table-properties style:width="17cm" table:align="margins" style:may-break-between-rows="false"/>
    </style:style>
    <style:style style:name="Ports.A" style:family="table-column">
      <style:table-column-properties style:column-width="4.249cm" style:rel-column-width="16383*"/>
    </style:style>
    <style:style style:name="Ports.D" style:family="table-column">
      <style:table-column-properties style:column-width="4.251cm" style:rel-column-width="16386*"/>
    </style:style>
    <style:style style:name="Por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orts.D1" style:family="table-cell">
      <style:table-cell-properties fo:padding="0.097cm" fo:border="0.002cm solid #000000"/>
    </style:style>
    <style:style style:name="Ports.A2" style:family="table-cell">
      <style:table-cell-properties fo:padding="0.097cm" fo:border-left="0.002cm solid #000000" fo:border-right="none" fo:border-top="none" fo:border-bottom="0.002cm solid #000000"/>
    </style:style>
    <style:style style:name="Port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Heading_20_1" style:master-page-name="Standard">
      <style:paragraph-properties style:page-number="auto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Pico Work Setup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Pico Work Setup</text:p>
          </text:index-title>
          <text:p text:style-name="P1">History<text:tab/>1</text:p>
          <text:p text:style-name="P3">V 0.1.0 17.aug.2025<text:tab/>1</text:p>
          <text:p text:style-name="P1">Intro<text:tab/>1</text:p>
          <text:p text:style-name="P3">Goal<text:tab/>1</text:p>
          <text:p text:style-name="P1">Main setup<text:tab/>1</text:p>
          <text:p text:style-name="P3">Directory structure<text:tab/>1</text:p>
          <text:p text:style-name="P3">Preparation of a new project<text:tab/>1</text:p>
          <text:p text:style-name="P2">Execute programm generator<text:tab/>1</text:p>
          <text:p text:style-name="P2">Configuration for external OpenOCD debugger<text:tab/>2</text:p>
          <text:p text:style-name="P3">Reborn of a newly downloaded git project<text:tab/>2</text:p>
          <text:p text:style-name="P3">PORTS 4 remote debugging<text:tab/>2</text:p>
          <text:p text:style-name="P3">Questions<text:tab/>3</text:p>
          <text:p text:style-name="P3">Problems<text:tab/>3</text:p>
          <text:p text:style-name="P1">Links<text:tab/>4</text:p>
          <text:p text:style-name="P3">Profiles<text:tab/>4</text:p>
          <text:p text:style-name="P3">Other<text:tab/>4</text:p>
        </text:index-body>
      </text:table-of-content>
      <text:h text:style-name="Heading_20_1" text:outline-level="1">History</text:h>
      <text:h text:style-name="Heading_20_2" text:outline-level="2">V 0.1.0 17.aug.2025</text:h>
      <text:p text:style-name="Text_20_body">First</text:p>
      <text:h text:style-name="Heading_20_1" text:outline-level="1">Intro</text:h>
      <text:h text:style-name="Heading_20_2" text:outline-level="2">Goal</text:h>
      <text:p text:style-name="Text_20_body">How to setup the work environment for raspberry pi pico c/c++ development</text:p>
      <text:h text:style-name="Heading_20_1" text:outline-level="1">Main setup</text:h>
      <text:p text:style-name="Text_20_body">MinGW for windows</text:p>
      <text:p text:style-name="Text_20_body">mingw-get-setup.exe</text:p>
      <text:p text:style-name="Text_20_body">Install to &lt;pico-work&gt;\bin\gcc</text:p>
      <text:p text:style-name="Text_20_body">!!! Was muss angecklickt werden !!!!</text:p>
      <text:h text:style-name="Heading_20_2" text:outline-level="2">Directory structure</text:h>
      <text:p text:style-name="Code"/>
      <text:p text:style-name="Text_20_body">Update pico probe binary</text:p>
      <text:p text:style-name="Text_20_body">Connect *.sh with git-bash.cmd</text:p>
      <text:p text:style-name="Text_20_body"><text:soft-page-break/></text:p>
      <text:h text:style-name="Heading_20_2" text:outline-level="2">Preparation of a new project</text:h>
      <text:h text:style-name="Heading_20_3" text:outline-level="3">Execute programm generator</text:h>
      <text:p text:style-name="Text_20_body">Edit launch configuration</text:p>
      <text:p text:style-name="Text_20_body">Move source files to src</text:p>
      <text:p text:style-name="Text_20_body"/>
      <text:h text:style-name="Heading_20_3" text:outline-level="3">Configuration for external OpenOCD debugger</text:h>
      <text:p text:style-name="Text_20_body"/>
      <text:h text:style-name="Heading_20_2" text:outline-level="2">Reborn of a newly downloaded git project</text:h>
      <text:p text:style-name="Text_20_body"/>
      <text:p text:style-name="Text_20_body"/>
      <text:h text:style-name="Heading_20_2" text:outline-level="2">PORTS 4 remote debugging</text:h>
      <table:table table:name="Ports" table:style-name="Ports">
        <table:table-column table:style-name="Ports.A" table:number-columns-repeated="3"/>
        <table:table-column table:style-name="Ports.D"/>
        <table:table-header-rows>
          <table:table-row>
            <table:table-cell table:style-name="Ports.A1" office:value-type="string">
              <text:p text:style-name="Table_20_Heading">Device</text:p>
            </table:table-cell>
            <table:table-cell table:style-name="Ports.A1" office:value-type="string">
              <text:p text:style-name="Table_20_Heading">gdb</text:p>
            </table:table-cell>
            <table:table-cell table:style-name="Ports.A1" office:value-type="string">
              <text:p text:style-name="Table_20_Heading">telnet</text:p>
            </table:table-cell>
            <table:table-cell table:style-name="Ports.D1" office:value-type="string">
              <text:p text:style-name="Table_20_Heading">tcl</text:p>
            </table:table-cell>
          </table:table-row>
        </table:table-header-rows>
        <table:table-row>
          <table:table-cell table:style-name="Ports.A2" office:value-type="string">
            <text:p text:style-name="Table_20_Contents">siu</text:p>
          </table:table-cell>
          <table:table-cell table:style-name="Ports.A2" office:value-type="string">
            <text:p text:style-name="Table_20_Contents">3333</text:p>
          </table:table-cell>
          <table:table-cell table:style-name="Ports.A2" office:value-type="string">
            <text:p text:style-name="Table_20_Contents">4444</text:p>
          </table:table-cell>
          <table:table-cell table:style-name="Ports.D2" office:value-type="string">
            <text:p text:style-name="Table_20_Contents">6666</text:p>
          </table:table-cell>
        </table:table-row>
        <table:table-row>
          <table:table-cell table:style-name="Ports.A2" office:value-type="string">
            <text:p text:style-name="Table_20_Contents">zena</text:p>
          </table:table-cell>
          <table:table-cell table:style-name="Ports.A2" office:value-type="string">
            <text:p text:style-name="Table_20_Contents">3343</text:p>
          </table:table-cell>
          <table:table-cell table:style-name="Ports.A2" office:value-type="string">
            <text:p text:style-name="Table_20_Contents">4454</text:p>
          </table:table-cell>
          <table:table-cell table:style-name="Ports.D2" office:value-type="string">
            <text:p text:style-name="Table_20_Contents">6676</text:p>
          </table:table-cell>
        </table:table-row>
      </table:table>
      <text:p text:style-name="Text_20_body"/>
      <text:h text:style-name="P4" text:outline-level="1">Dirty Work … got native compiler</text:h>
      <text:p text:style-name="Text_20_body">Copy from old installation</text:p>
      <text:p text:style-name="Code">bin/msys2</text:p>
      <text:p text:style-name="Text_20_body">and</text:p>
      <text:p text:style-name="Code">bin/make</text:p>
      <text:p text:style-name="Text_20_body">Add to SetEnv.bat</text:p>
      <text:p text:style-name="Text_20_body">Maker</text:p>
      <text:p text:style-name="Code">set P=%PICO_ROOT%bin\make<text:line-break/>set PATH=%P%;%PATH%</text:p>
      <text:p text:style-name="Text_20_body">Compiler</text:p>
      <text:p text:style-name="Code">set P=%PICO_ROOT%bin\msys2<text:line-break/>set PATH=%P%;%PATH%<text:line-break/><text:line-break/>set P=%PICO_ROOT%bin\msys2\mingw64\bin<text:line-break/>set PATH=%P%;%PATH%</text:p>
      <text:p text:style-name="Text_20_body">Maker Type</text:p>
      <text:p text:style-name="Code">set CMAKE_MAKE_PROGRAM=make</text:p>
      <text:p text:style-name="Text_20_body">Execute full build with</text:p>
      <text:p text:style-name="Code">cmake -S src -B . -G "Unix Makefiles" -D CMAKE_BUILD_TYPE=Debug<text:line-break/>make</text:p>
      <text:h text:style-name="Heading_20_2" text:outline-level="2">Questions</text:h>
      <text:p text:style-name="Text_20_body">SYNK or KWANGYA (IDYPIA)</text:p>
      <text:p text:style-name="Text_20_body">vnc or x2go on Raspi</text:p>
      <text:p text:style-name="Text_20_body">nmake or ninja</text:p>
      <text:p text:style-name="Text_20_body">Using ninja from Windows installer</text:p>
      <text:h text:style-name="Heading_20_2" text:outline-level="2">Problems</text:h>
      <text:p text:style-name="Text_20_body">How to get Windows platform compiler (picotool pioasm)</text:p>
      <text:p text:style-name="Text_20_body"><text:s/></text:p>
      <text:p text:style-name="Text_20_body"/>
      <text:p text:style-name="Text_20_body">ninja don't work with pico_add_extra_output()</text:p>
      <text:h text:style-name="P4" text:outline-level="1">Links</text:h>
      <text:h text:style-name="Heading_20_2" text:outline-level="2"/>
      <text:p text:style-name="Text_20_body"/>
      <text:h text:style-name="Heading_20_2" text:outline-level="2">Profiles</text:h>
      <text:p text:style-name="Text_20_body"/>
      <text:h text:style-name="Heading_20_2" text:outline-level="2">Other</text:h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PicoWorkSetup.odt</text:file-name><text:tab/><text:tab/><text:date style:data-style-name="N75" text:date-value="2025-08-18T14:44:02.36">Aug 18, 2025</text:date> <text:time style:data-style-name="N40" text:time-value="2023-09-06T21:22:48.09" text:fixed="true">21:22</text:time></text:p>
      </style:header>
      <style:footer>
        <text:p text:style-name="Footer"><text:tab/>Page 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6T13:30:10.31</meta:creation-date>
    <dc:date>2025-08-18T14:44:02.33</dc:date>
    <meta:editing-duration>PT11H5M15S</meta:editing-duration>
    <meta:editing-cycles>101</meta:editing-cycles>
    <meta:generator>OpenOffice/4.1.15$Win32 OpenOffice.org_project/4115m2$Build-9813</meta:generator>
    <meta:document-statistic meta:table-count="1" meta:image-count="0" meta:object-count="0" meta:page-count="4" meta:paragraph-count="78" meta:word-count="240" meta:character-count="1533"/>
  </office:meta>
</office:document-meta>
</file>